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088b" officeooo:paragraph-rsid="001a088b"/>
    </style:style>
    <style:style style:name="P2" style:family="paragraph" style:parent-style-name="Standard">
      <style:text-properties officeooo:rsid="001b47e1" officeooo:paragraph-rsid="001b47e1"/>
    </style:style>
    <style:style style:name="P3" style:family="paragraph" style:parent-style-name="Standard">
      <style:text-properties officeooo:rsid="001d0e16" officeooo:paragraph-rsid="001d0e16"/>
    </style:style>
    <style:style style:name="P4" style:family="paragraph" style:parent-style-name="Standard">
      <style:text-properties officeooo:paragraph-rsid="001d0e16"/>
    </style:style>
    <style:style style:name="P5" style:family="paragraph" style:parent-style-name="Standard" style:list-style-name="L1">
      <style:text-properties officeooo:rsid="001a088b" officeooo:paragraph-rsid="001a088b"/>
    </style:style>
    <style:style style:name="P6" style:family="paragraph" style:parent-style-name="Standard">
      <style:text-properties officeooo:rsid="001a088b" officeooo:paragraph-rsid="001a088b"/>
    </style:style>
    <style:style style:name="P7" style:family="paragraph" style:parent-style-name="Standard" style:list-style-name="L1">
      <style:text-properties officeooo:rsid="001b47e1" officeooo:paragraph-rsid="001b47e1"/>
    </style:style>
    <style:style style:name="P8" style:family="paragraph" style:parent-style-name="Standard" style:list-style-name="L2">
      <style:text-properties officeooo:rsid="001b47e1" officeooo:paragraph-rsid="001b47e1"/>
    </style:style>
    <style:style style:name="P9" style:family="paragraph" style:parent-style-name="Standard" style:list-style-name="L3">
      <style:text-properties officeooo:paragraph-rsid="001d0e16"/>
    </style:style>
    <style:style style:name="P10" style:family="paragraph" style:parent-style-name="Standard" style:list-style-name="L4">
      <style:text-properties officeooo:paragraph-rsid="001e1e56"/>
    </style:style>
    <style:style style:name="P11" style:family="paragraph" style:parent-style-name="Standard" style:list-style-name="L4">
      <style:text-properties officeooo:paragraph-rsid="0023689e"/>
    </style:style>
    <style:style style:name="P12" style:family="paragraph" style:parent-style-name="Standard" style:list-style-name="L4">
      <style:text-properties officeooo:rsid="00204935" officeooo:paragraph-rsid="00204935"/>
    </style:style>
    <style:style style:name="P13" style:family="paragraph" style:parent-style-name="Standard" style:list-style-name="L4">
      <style:text-properties officeooo:rsid="00204935" officeooo:paragraph-rsid="0024190d"/>
    </style:style>
    <style:style style:name="P14" style:family="paragraph" style:parent-style-name="Standard" style:list-style-name="L3">
      <style:text-properties officeooo:rsid="00204935" officeooo:paragraph-rsid="00204935"/>
    </style:style>
    <style:style style:name="T1" style:family="text">
      <style:text-properties officeooo:rsid="001b47e1"/>
    </style:style>
    <style:style style:name="T2" style:family="text">
      <style:text-properties officeooo:rsid="001d053c"/>
    </style:style>
    <style:style style:name="T3" style:family="text">
      <style:text-properties officeooo:rsid="001d0e16"/>
    </style:style>
    <style:style style:name="T4" style:family="text">
      <style:text-properties officeooo:rsid="001e1e56"/>
    </style:style>
    <style:style style:name="T5" style:family="text">
      <style:text-properties officeooo:rsid="00204935"/>
    </style:style>
    <style:style style:name="T6" style:family="text">
      <style:text-properties officeooo:rsid="0023689e"/>
    </style:style>
    <style:style style:name="T7" style:family="text">
      <style:text-properties officeooo:rsid="002419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/09</text:p>
      <text:p text:style-name="P1"/>
      <text:list xml:id="list1061139205" text:style-name="L1">
        <text:list-item>
          <text:p text:style-name="P5">Leitura sobre Cluster-based Similarity Partitioning Algorithm, relizada na página --- <text:a xlink:type="simple" xlink:href="http://strehl.com/diss/node80.html" text:style-name="Internet_20_link" text:visited-style-name="Visited_20_Internet_20_Link">http://strehl.com/diss/node80.html</text:a></text:p>
          <text:p text:style-name="P5"/>
        </text:list-item>
        <text:list-item>
          <text:p text:style-name="P5">- Leitura da wikipedia sobre Biclustering. --- <text:a xlink:type="simple" xlink:href="https://en.wikipedia.org/wiki/Biclustering" text:style-name="Internet_20_link" text:visited-style-name="Visited_20_Internet_20_Link">https://en.wikipedia.org/wiki/Biclustering</text:a></text:p>
          <text:list>
            <text:list-item>
              <text:p text:style-name="P5">Um artigo de Y. Chen segue sendo o mais importante na literatura sobre genética e biclustering.</text:p>
            </text:list-item>
            <text:list-item>
              <text:p text:style-name="P5">3 tipos de biclusters:</text:p>
              <text:list>
                <text:list-item>
                  <text:p text:style-name="P5">Valores constantes</text:p>
                </text:list-item>
                <text:list-item>
                  <text:p text:style-name="P5">Valores constantes nas linhas ou colunas</text:p>
                </text:list-item>
                <text:list-item>
                  <text:p text:style-name="P5">Valores coerentes</text:p>
                </text:list-item>
              </text:list>
              <text:p text:style-name="P5"/>
            </text:list-item>
          </text:list>
        </text:list-item>
        <text:list-item>
          <text:p text:style-name="P5">Leitura da seção 2.4.3. Biclustering evaluation da documentação do scikit learn. --- <text:a xlink:type="simple" xlink:href="http://scikit-learn.org/stable/modules/biclustering.html#biclustering-evaluation" text:style-name="Internet_20_link" text:visited-style-name="Visited_20_Internet_20_Link">http://scikit-learn.org/stable/modules/biclustering.html#biclustering-evaluation</text:a></text:p>
          <text:list>
            <text:list-item>
              <text:p text:style-name="P5"><text:span text:style-name="T1">Não</text:span> existem medidas internas implementadas na sklearn para validação de biclusters.</text:p>
            </text:list-item>
            <text:list-item>
              <text:p text:style-name="P7">Consensus_score está implementado e ultiliza o indice jacard para computar a pontuação</text:p>
            </text:list-item>
          </text:list>
        </text:list-item>
      </text:list>
      <text:p text:style-name="P1"/>
      <text:p text:style-name="P1"/>
      <text:p text:style-name="P1">18/09</text:p>
      <text:p text:style-name="P1"/>
      <text:list xml:id="list1054493382" text:style-name="L2">
        <text:list-item>
          <text:p text:style-name="P8"><text:span text:style-name="T2">Iniciada i</text:span>mplementação do índice de informação mútua, totalizando 7 índices de validação.</text:p>
          <text:list>
            <text:list-item>
              <text:p text:style-name="P8">Trata-se de uma <text:span text:style-name="T3">medid</text:span>a <text:span text:style-name="T3">para a</text:span> similaridade entre duas labels dos mesmos dados.</text:p>
            </text:list-item>
          </text:list>
        </text:list-item>
      </text:list>
      <text:p text:style-name="P2"/>
      <text:p text:style-name="P2"/>
      <text:p text:style-name="P3">19/09</text:p>
      <text:p text:style-name="P3"/>
      <text:list xml:id="list274452171" text:style-name="L3">
        <text:list-item>
          <text:p text:style-name="P9"><text:span text:style-name="T3">Iniciada leitura do artigo “Consensus Clusterings” de </text:span>Nam Nguyen, <text:span text:style-name="T3">e</text:span> Rich Caruana <text:span text:style-name="T3">--- </text:span><text:a xlink:type="simple" xlink:href="http://www.cs.cornell.edu/~nhnguyen/consensusclustering_long.pdf" text:style-name="Internet_20_link" text:visited-style-name="Visited_20_Internet_20_Link"><text:span text:style-name="T3">http://www.cs.cornell.edu/~nhnguyen/consensusclustering_long.pdf</text:span></text:a></text:p>
          <text:p text:style-name="P14">http://web.eecs.umich.edu/~imarkov/pubs/book/part_survey.pdf</text:p>
        </text:list-item>
      </text:list>
      <text:p text:style-name="P4"/>
      <text:p text:style-name="P4"/>
      <text:p text:style-name="P3">20/09</text:p>
      <text:p text:style-name="P3"/>
      <text:list xml:id="list3938621779" text:style-name="L4">
        <text:list-item>
          <text:p text:style-name="P10"><text:span text:style-name="T4">Leitura sobre </text:span>HyperGraph Partitioning Algorithm (HGPA) <text:span text:style-name="T4">--- </text:span><text:a xlink:type="simple" xlink:href="http://strehl.com/diss/node81.html" text:style-name="Internet_20_link" text:visited-style-name="Visited_20_Internet_20_Link"><text:span text:style-name="T4">http://strehl.com/diss/node81.html</text:span></text:a></text:p>
        </text:list-item>
        <text:list-item>
          <text:p text:style-name="P13">Estudo da implementação em R de CSPA, presente na biblioteca DiceR. <text:span text:style-name="T7">--- https://rdrr.io/cran/diceR/src/R/consensus_funs.R</text:span></text:p>
          <text:list>
            <text:list-item>
              <text:p text:style-name="P12">A função realiza hierarchical clustering numa pilha de matrizes consensuais para obter as labels consensuais.</text:p>
            </text:list-item>
            <text:list-item>
              <text:p text:style-name="P11"><text:span text:style-name="T6">Na implementação da DiceR é utilizada a função majority_voting. Sua equivalente em Python é a função </text:span>VotingClassifier, <text:span text:style-name="T6">da sklearn.</text:span></text:p>
            </text:list-item>
          </text:list>
        </text:list-item>
      </text:list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9:14.082000000</meta:creation-date>
    <dc:date>2017-09-20T12:05:18.272000000</dc:date>
    <meta:editing-duration>PT14M3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25" meta:word-count="204" meta:character-count="1605" meta:non-whitespace-character-count="1442"/>
  </office:meta>
</office:document-meta>
</file>